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B500000120E3890A1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561cm" svg:height="7.619cm" svg:x="5.051cm" svg:y="10.197cm">
          <draw:image xlink:href="Pictures/10000000000001B500000120E3890A12.png" xlink:type="simple" xlink:show="embed" xlink:actuate="onLoad">
            <text:p/>
          </draw:image>
        </draw:frame>
        <draw:custom-shape draw:style-name="gr2" draw:text-style-name="P1" draw:layer="layout" svg:width="11.303cm" svg:height="8.128cm" svg:x="4.81cm" svg:y="10.01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28T03:50:20</meta:creation-date>
    <dc:date>2012-10-28T03:51:18</dc:date>
    <dc:creator>mnobrega </dc:creator>
    <meta:editing-duration>P0D</meta:editing-duration>
    <meta:editing-cycles>1</meta:editing-cycles>
    <meta:document-statistic meta:object-count="2"/>
    <meta:generator>LibreOffice/3.5$Linux_X86_64 LibreOffice_project/350m1$Build-2</meta:generator>
  </office:meta>
</office:document-meta>
</file>